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1563in" fo:margin-left="0.5458in" table:align="left"/>
    </style:style>
    <style:style style:name="Table2.A" style:family="table-column">
      <style:table-column-properties style:column-width="1.1667in"/>
    </style:style>
    <style:style style:name="Table2.B" style:family="table-column">
      <style:table-column-properties style:column-width="0.9688in"/>
    </style:style>
    <style:style style:name="Table2.C" style:family="table-column">
      <style:table-column-properties style:column-width="0.7396in"/>
    </style:style>
    <style:style style:name="Table2.D" style:family="table-column">
      <style:table-column-properties style:column-width="1.9375in"/>
    </style:style>
    <style:style style:name="Table2.E" style:family="table-column">
      <style:table-column-properties style:column-width="1.343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line-height="114%" fo:text-align="center" style:justify-single-word="false"/>
      <style:text-properties fo:color="#1b1c1d" loext:opacity="100%" fo:font-size="15pt" fo:font-weight="bold" officeooo:paragraph-rsid="000fe2f3" style:font-size-asian="15pt" style:font-weight-asian="bold" style:font-name-complex="Google Sans Text" style:font-size-complex="15pt" style:font-weight-complex="bold"/>
    </style:style>
    <style:style style:name="P2" style:family="paragraph" style:parent-style-name="Text_20_body" style:list-style-name="L1">
      <style:paragraph-properties fo:line-height="114%"/>
      <style:text-properties officeooo:paragraph-rsid="0014a685"/>
    </style:style>
    <style:style style:name="P3" style:family="paragraph" style:parent-style-name="Text_20_body" style:list-style-name="L1">
      <style:paragraph-properties fo:line-height="114%"/>
      <style:text-properties fo:color="#1b1c1d" loext:opacity="100%" officeooo:paragraph-rsid="0014a685" style:font-name-complex="Google Sans Text"/>
    </style:style>
    <style:style style:name="P4" style:family="paragraph" style:parent-style-name="Text_20_body" style:list-style-name="L1">
      <style:paragraph-properties fo:margin-left="0in" fo:margin-right="0in" fo:line-height="114%" fo:text-indent="0in" style:auto-text-indent="false"/>
      <style:text-properties fo:color="#1b1c1d" loext:opacity="100%" officeooo:paragraph-rsid="0014a685" style:font-name-complex="Google Sans Text"/>
    </style:style>
    <style:style style:name="P5" style:family="paragraph" style:parent-style-name="Table_20_Contents">
      <style:paragraph-properties fo:margin-top="0in" fo:margin-bottom="0.1965in" style:contextual-spacing="false" fo:line-height="114%" fo:orphans="2" fo:widows="2"/>
      <style:text-properties fo:color="#1b1c1d" loext:opacity="100%" fo:font-size="10pt" officeooo:paragraph-rsid="0014a685" style:font-size-asian="10pt" style:font-name-complex="Google Sans Text" style:font-size-complex="10pt"/>
    </style:style>
    <style:style style:name="P6" style:family="paragraph" style:parent-style-name="Table_20_Contents">
      <style:text-properties fo:font-size="10pt" officeooo:rsid="000e8465" officeooo:paragraph-rsid="0014a685" style:font-size-asian="10pt" style:font-size-complex="10pt"/>
    </style:style>
    <style:style style:name="P7" style:family="paragraph" style:parent-style-name="Table_20_Contents">
      <style:text-properties fo:font-size="10pt" officeooo:rsid="001035be" officeooo:paragraph-rsid="0014a685" style:font-size-asian="10pt" style:font-size-complex="10pt"/>
    </style:style>
    <style:style style:name="P8" style:family="paragraph" style:parent-style-name="Text_20_body" style:list-style-name="L2">
      <style:paragraph-properties fo:line-height="114%"/>
      <style:text-properties fo:color="#1b1c1d" loext:opacity="100%" officeooo:paragraph-rsid="0014a685" style:font-name-complex="Google Sans Text" style:font-weight-complex="bold"/>
    </style:style>
    <style:style style:name="P9" style:family="paragraph" style:parent-style-name="Text_20_body" style:list-style-name="L2">
      <style:paragraph-properties fo:line-height="114%"/>
      <style:text-properties fo:color="#1b1c1d" loext:opacity="100%" officeooo:paragraph-rsid="0014a685" style:font-name-complex="Google Sans Text"/>
    </style:style>
    <style:style style:name="P10" style:family="paragraph" style:parent-style-name="Text_20_body">
      <style:paragraph-properties fo:margin-left="0in" fo:margin-right="0in" fo:line-height="114%" fo:text-align="end" style:justify-single-word="false" fo:text-indent="0in" style:auto-text-indent="false"/>
      <style:text-properties fo:color="#1b1c1d" loext:opacity="100%" officeooo:paragraph-rsid="0014a685" style:font-name-complex="Google Sans Text"/>
    </style:style>
    <style:style style:name="P11" style:family="paragraph" style:parent-style-name="Text_20_body">
      <style:paragraph-properties fo:line-height="114%" fo:text-align="end" style:justify-single-word="false"/>
      <style:text-properties officeooo:paragraph-rsid="0014a685"/>
    </style:style>
    <style:style style:name="T1" style:family="text">
      <style:text-properties fo:font-weight="bold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bold" officeooo:rsid="000e8465"/>
    </style:style>
    <style:style style:name="T4" style:family="text">
      <style:text-properties fo:font-weight="bold" officeooo:rsid="001400fc"/>
    </style:style>
    <style:style style:name="T5" style:family="text">
      <style:text-properties fo:font-weight="bold" officeooo:rsid="001400fc" style:font-weight-complex="bold"/>
    </style:style>
    <style:style style:name="T6" style:family="text">
      <style:text-properties fo:font-weight="bold" officeooo:rsid="0011ad82"/>
    </style:style>
    <style:style style:name="T7" style:family="text">
      <style:text-properties style:font-weight-complex="bold"/>
    </style:style>
    <style:style style:name="T8" style:family="text">
      <style:text-properties fo:font-weight="bold" officeooo:rsid="001035be"/>
    </style:style>
    <style:style style:name="T9" style:family="text">
      <style:text-properties officeooo:rsid="000e8465"/>
    </style:style>
    <style:style style:name="T10" style:family="text">
      <style:text-properties officeooo:rsid="001400f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জীবন বৃত্তান্ত </text:p>
      <text:list text:style-name="L1">
        <text:list-item>
          <text:p text:style-name="P2"><text:span text:style-name="T1">নাম</text:span><text:span text:style-name="T2">: </text:span><text:span text:style-name="T3"><text:s text:c="2"/></text:span><text:span text:style-name="T4">মতিন রায় </text:span></text:p>
        </text:list-item>
        <text:list-item>
          <text:p text:style-name="P3"><text:span text:style-name="T5">পিতার নাম</text:span><text:span text:style-name="T4">: রমনাথ নাথ</text:span><text:span text:style-name="T6"> রায় </text:span><text:span text:style-name="T3"><text:s/></text:span></text:p>
        </text:list-item>
        <text:list-item>
          <text:p text:style-name="P3"><text:span text:style-name="T7">মাতার নাম</text:span><text:span text:style-name="T2">: </text:span><text:span text:style-name="T4">হরিপ্রিয়া</text:span><text:span text:style-name="T6"> রানী </text:span></text:p>
        </text:list-item>
        <text:list-item>
          <text:p text:style-name="P3"><text:span text:style-name="T7">স্থায়ী ঠিকানা</text:span><text:span text:style-name="T2">: </text:span><text:span text:style-name="T8"><text:s/></text:span>গ্রাম: <text:span text:style-name="T9">কানিয়াল খাতা <text:s text:c="14"/><text:tab/><text:tab/> <text:s text:c="2"/></text:span>ডাকঘর: <text:span text:style-name="T9">কানিয়াল খাতা <text:s/></text:span></text:p>
          <text:list>
            <text:list-item>
              <text:list>
                <text:list-header>
                  <text:p text:style-name="P3"><text:s text:c="3"/>থানা: <text:span text:style-name="T9">নীলফামারী </text:span><text:tab/><text:tab/><text:tab/><text:tab/> <text:s text:c="5"/>জেলা:<text:span text:style-name="T9">নীলফামারী <text:s/></text:span></text:p>
                </text:list-header>
              </text:list>
            </text:list-item>
          </text:list>
        </text:list-item>
        <text:list-item>
          <text:p text:style-name="P3"><text:span text:style-name="T7">বর্তমান ঠিকানা</text:span><text:span text:style-name="T2">: </text:span>গ্রাম: <text:span text:style-name="T9">কানিয়াল খাতা <text:s text:c="14"/><text:tab/><text:tab/> <text:s text:c="2"/></text:span>ডাকঘর: <text:span text:style-name="T9">কানিয়াল খাতা <text:s text:c="4"/></text:span></text:p>
          <text:list>
            <text:list-header>
              <text:p text:style-name="P3"><text:s text:c="15"/>থানা: <text:span text:style-name="T9">নীলফামারী </text:span><text:tab/><text:tab/><text:tab/><text:tab/> <text:s text:c="5"/>জেলা:<text:span text:style-name="T9">নীলফামারী <text:s/></text:span></text:p>
            </text:list-header>
          </text:list>
        </text:list-item>
        <text:list-item>
          <text:p text:style-name="P3"><text:span text:style-name="T7">জাতীয়তা</text:span><text:span text:style-name="T2">: </text:span><text:span text:style-name="T3">বাংলাদেশী </text:span></text:p>
        </text:list-item>
        <text:list-item>
          <text:p text:style-name="P3"><text:span text:style-name="T7">জন্ম তারিখ</text:span><text:span text:style-name="T2">: </text:span><text:span text:style-name="T4">০৭</text:span><text:span text:style-name="T3">/</text:span><text:span text:style-name="T6">০</text:span><text:span text:style-name="T4">৩</text:span><text:span text:style-name="T3">/২০০৪ </text:span></text:p>
        </text:list-item>
        <text:list-item>
          <text:p text:style-name="P3"><text:span text:style-name="T7">বয়স</text:span><text:span text:style-name="T2">: </text:span><text:span text:style-name="T3">২১ <text:s/>বছর </text:span></text:p>
        </text:list-item>
        <text:list-item>
          <text:p text:style-name="P3"><text:span text:style-name="T7">ধর্ম</text:span><text:span text:style-name="T2">: </text:span><text:span text:style-name="T3">সনাতন </text:span></text:p>
        </text:list-item>
        <text:list-item>
          <text:p text:style-name="P3"><text:span text:style-name="T7">বৈবাহিক অবস্থা</text:span><text:span text:style-name="T2">: </text:span><text:span text:style-name="T3">অবিবাহিত </text:span></text:p>
        </text:list-item>
        <text:list-item>
          <text:p text:style-name="P3"><text:span text:style-name="T7">রক্তের গ্রুপ</text:span><text:span text:style-name="T2">: </text:span><text:span text:style-name="T4">বি</text:span><text:span text:style-name="T6"> পজেটিভ ( </text:span><text:span text:style-name="T4">B</text:span><text:span text:style-name="T6">+)</text:span></text:p>
        </text:list-item>
        <text:list-item>
          <text:p text:style-name="P4"><text:span text:style-name="T7">শিক্ষাগত যোগ্যতা</text:span><text:span text:style-name="T2">:</text:span> <text:s text:c="2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">পরিক্ষার নাম</text:p>
          </table:table-cell>
          <table:table-cell table:style-name="Table2.A1" office:value-type="string">
            <text:p text:style-name="P5">বিভাগ</text:p>
          </table:table-cell>
          <table:table-cell table:style-name="Table2.A1" office:value-type="string">
            <text:p text:style-name="P5">পাশের সন</text:p>
          </table:table-cell>
          <table:table-cell table:style-name="Table2.A1" office:value-type="string">
            <text:p text:style-name="P5">গ্রেড/ফলাফল</text:p>
          </table:table-cell>
          <table:table-cell table:style-name="Table2.E1" office:value-type="string">
            <text:p text:style-name="P5">বোর্ড/বিশ্ববিদ্যালয়</text:p>
          </table:table-cell>
        </table:table-row>
        <table:table-row>
          <table:table-cell table:style-name="Table2.A2" office:value-type="string">
            <text:p text:style-name="P6">এসএসসি </text:p>
          </table:table-cell>
          <table:table-cell table:style-name="Table2.A2" office:value-type="string">
            <text:p text:style-name="P7">মানবিক</text:p>
          </table:table-cell>
          <table:table-cell table:style-name="Table2.A2" office:value-type="string">
            <text:p text:style-name="P7">২০২<text:span text:style-name="T10">১</text:span></text:p>
          </table:table-cell>
          <table:table-cell table:style-name="Table2.A2" office:value-type="string">
            <text:p text:style-name="P7">২.<text:span text:style-name="T10">২২</text:span></text:p>
          </table:table-cell>
          <table:table-cell table:style-name="Table2.E2" office:value-type="string">
            <text:p text:style-name="P7">দিনাজপুর </text:p>
          </table:table-cell>
        </table:table-row>
      </table:table>
      <text:list text:style-name="L2">
        <text:list-header>
          <text:p text:style-name="P8"/>
        </text:list-header>
        <text:list-item>
          <text:p text:style-name="P9"><text:span text:style-name="T7">মোবাইল নং</text:span><text:span text:style-name="T2">: </text:span><text:span text:style-name="T4">০১৮৪২৯৯১৩৭৬</text:span></text:p>
        </text:list-item>
        <text:list-item>
          <text:p text:style-name="P9"><text:span text:style-name="T7">জাতীয় পরিচয় পত্র নং</text:span><text:span text:style-name="T2">: </text:span><text:span text:style-name="T4">৬০১৮৭৭২৩১৬</text:span></text:p>
        </text:list-item>
        <text:list-item>
          <text:p text:style-name="P9"><text:span text:style-name="T7">অভিজ্ঞতা</text:span><text:span text:style-name="T2">: </text:span><text:span text:style-name="T8">নেই </text:span></text:p>
        </text:list-item>
      </text:list>
      <text:p text:style-name="P10"><text:span text:style-name="T7">নিবেদক</text:span> <text:s text:c="10"/></text:p>
      <text:p text:style-name="P11"><text:span text:style-name="T10">মতিন রায় <text:s text:c="9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7T19:28:50.385639200</meta:creation-date>
    <meta:print-date>2025-08-06T16:38:19.075950700</meta:print-date>
    <dc:date>2025-08-06T16:39:53.138769400</dc:date>
    <meta:editing-duration>PT13M12S</meta:editing-duration>
    <meta:editing-cycles>3</meta:editing-cycles>
    <meta:generator>LibreOffice/25.2.4.3$Windows_X86_64 LibreOffice_project/33e196637044ead23f5c3226cde09b47731f7e27</meta:generator>
    <meta:document-statistic meta:table-count="1" meta:image-count="0" meta:object-count="0" meta:page-count="1" meta:paragraph-count="31" meta:word-count="100" meta:character-count="507" meta:non-whitespace-character-count="327"/>
  </office:meta>
</office:document-meta>
</file>